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0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0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2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59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0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2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4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78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9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8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8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8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3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9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9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02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03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0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0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0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11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13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1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15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17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20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21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25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2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2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3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3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3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47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52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5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68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69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7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74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7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47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8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8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8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8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90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9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49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513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67" calcext:value-type="float">
            <text:p>167</text:p>
          </table:table-cell>
          <table:table-cell office:value-type="string" calcext:value-type="string">
            <text:p>2 + 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1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1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20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23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2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2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2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43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4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4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56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56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569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0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6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 style:data-style-name="N2" text:time-value="13:33:45.5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7-09T17:27:46.290000000</dc:date>
    <meta:editing-duration>P40DT46M59S</meta:editing-duration>
    <meta:editing-cycles>1020</meta:editing-cycles>
    <meta:generator>LibreOffice/5.2.6.2$Windows_x86 LibreOffice_project/a3100ed2409ebf1c212f5048fbe377c281438fdc</meta:generator>
    <dc:creator>James Petts</dc:creator>
    <meta:document-statistic meta:table-count="3" meta:cell-count="3525" meta:object-count="0"/>
  </office:meta>
</office:document-meta>
</file>